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7cm"/>
    </style:style>
    <style:style style:name="co2" style:family="table-column">
      <style:table-column-properties fo:break-before="auto" style:column-width="6.877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9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-Quinzaine">
      <style:table-properties table:display="true" style:writing-mode="lr-tb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couleur1">
      <style:table-cell-properties fo:border-bottom="none" fo:background-color="transparent" fo:border-left="none" fo:border-right="0.51pt solid #000000" fo:border-top="0.51pt solid #000000"/>
      <style:text-properties fo:color="#000000"/>
    </style:style>
    <style:style style:name="ce5" style:family="table-cell" style:parent-style-name="couleur2">
      <style:table-cell-properties fo:background-color="transparent"/>
      <style:text-properties fo:color="#000000"/>
    </style:style>
    <style:style style:name="ce6" style:family="table-cell" style:parent-style-name="couleur1">
      <style:table-cell-properties fo:background-color="transparent"/>
      <style:text-properties fo:color="#000000"/>
    </style:style>
    <style:style style:name="ce11" style:family="table-cell" style:parent-style-name="Default">
      <style:table-cell-properties fo:background-color="transparent"/>
      <style:text-properties fo:color="#000000" fo:font-size="22pt" fo:font-weight="bold" style:font-size-asian="22pt" style:font-weight-asian="bold" style:font-size-complex="22pt" style:font-weight-complex="bold"/>
    </style:style>
    <style:style style:name="ce14" style:family="table-cell" style:parent-style-name="couleur1" style:data-style-name="N0">
      <style:table-cell-properties fo:border-bottom="none" style:text-align-source="fix" style:repeat-content="false" fo:background-color="transparent" fo:border-left="0.51pt solid #000000" fo:border-right="0.51pt solid #000000" fo:border-top="0.51pt solid #000000"/>
      <style:paragraph-properties fo:text-align="center" fo:margin-left="0cm"/>
      <style:text-properties fo:color="#000000" fo:font-size="8pt" style:font-size-asian="8pt" style:font-size-complex="8pt"/>
      <style:map style:condition="is-true-formula(OR(WEEKDAY(#REF!;2)=6;WEEKDAY(#REF!;2)=7;COUNTIF(feries;#REF!)))" style:apply-style-name="Rouge" style:base-cell-address="Quinzaine.C1"/>
      <style:map style:condition="is-true-formula(AND([#REF!]&lt;&gt;&quot;&quot;;ISTEXT([#REF!])))" style:apply-style-name="vert" style:base-cell-address="Quinzaine.C1"/>
    </style:style>
    <style:style style:name="ce18" style:family="table-cell" style:parent-style-name="couleur2">
      <style:table-cell-properties style:text-align-source="fix" style:repeat-content="false" fo:background-color="transparent"/>
      <style:paragraph-properties fo:text-align="center" fo:margin-left="0cm"/>
      <style:text-properties fo:color="#000000" fo:font-size="8pt" style:font-size-asian="8pt" style:font-size-complex="8pt"/>
      <style:map style:condition="is-true-formula(OR(WEEKDAY(#REF!;2)=6;WEEKDAY(#REF!;2)=7;COUNTIF(feries;#REF!)))" style:apply-style-name="Rouge" style:base-cell-address="Quinzaine.C1"/>
      <style:map style:condition="is-true-formula(AND([#REF!]&lt;&gt;&quot;&quot;;ISTEXT([#REF!])))" style:apply-style-name="vert" style:base-cell-address="Quinzaine.C1"/>
    </style:style>
    <style:style style:name="ce19" style:family="table-cell" style:parent-style-name="couleur1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000000" fo:font-size="8pt" style:font-size-asian="8pt" style:font-size-complex="8pt"/>
      <style:map style:condition="is-true-formula(OR(WEEKDAY(#REF!;2)=6;WEEKDAY(#REF!;2)=7;COUNTIF(feries;#REF!)))" style:apply-style-name="Rouge" style:base-cell-address="Quinzaine.C1"/>
      <style:map style:condition="is-true-formula(AND([#REF!]&lt;&gt;&quot;&quot;;ISTEXT([#REF!])))" style:apply-style-name="vert" style:base-cell-address="Quinzaine.C1"/>
    </style:style>
    <style:style style:name="ce20" style:family="table-cell" style:parent-style-name="Default" style:data-style-name="N174">
      <style:table-cell-properties fo:background-color="transparent"/>
      <style:text-properties fo:color="#000000" fo:font-size="9pt" style:font-size-asian="9pt" style:font-size-complex="9pt"/>
      <style:map style:condition="cell-content()&gt;=0.6" style:apply-style-name="TexteEtFondVert" style:base-cell-address="Quinzaine.C30"/>
      <style:map style:condition="cell-content-is-between(0.5,0.6)" style:apply-style-name="Orange" style:base-cell-address="Quinzaine.C30"/>
      <style:map style:condition="cell-content()&lt;0.5" style:apply-style-name="rouge2" style:base-cell-address="Quinzaine.C30"/>
    </style:style>
    <style:style style:name="ce21" style:family="table-cell" style:parent-style-name="couleur1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000000" fo:font-size="8pt" style:font-size-asian="8pt" style:font-size-complex="8pt"/>
      <style:map style:condition="is-true-formula(OR(WEEKDAY(#REF!;2)=6;WEEKDAY(#REF!;2)=7;COUNTIF(feries;#REF!)))" style:apply-style-name="Rouge" style:base-cell-address="Quinzaine.C31"/>
      <style:map style:condition="is-true-formula(AND([.C31]&lt;&gt;&quot;&quot;;ISTEXT([.C31])))" style:apply-style-name="vert" style:base-cell-address="Quinzaine.C31"/>
    </style:style>
    <style:style style:name="ce22" style:family="table-cell" style:parent-style-name="couleur2">
      <style:table-cell-properties style:text-align-source="fix" style:repeat-content="false" fo:background-color="transparent"/>
      <style:paragraph-properties fo:text-align="center" fo:margin-left="0cm"/>
      <style:text-properties fo:color="#000000" fo:font-size="8pt" style:font-size-asian="8pt" style:font-size-complex="8pt"/>
      <style:map style:condition="is-true-formula(OR(WEEKDAY(#REF!;2)=6;WEEKDAY(#REF!;2)=7;COUNTIF(feries;#REF!)))" style:apply-style-name="Rouge" style:base-cell-address="Quinzaine.C31"/>
      <style:map style:condition="is-true-formula(AND([.C31]&lt;&gt;&quot;&quot;;ISTEXT([.C31])))" style:apply-style-name="vert" style:base-cell-address="Quinzaine.C31"/>
    </style:style>
    <style:style style:name="ce23" style:family="table-cell" style:parent-style-name="couleur1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000000" fo:font-size="8pt" style:font-size-asian="8pt" style:font-size-complex="8pt"/>
      <style:map style:condition="is-true-formula(OR(WEEKDAY(#REF!;2)=6;WEEKDAY(#REF!;2)=7;COUNTIF(feries;#REF!)))" style:apply-style-name="Rouge" style:base-cell-address="Quinzaine.Q1"/>
      <style:map style:condition="is-true-formula(AND([#REF!]&lt;&gt;&quot;&quot;;ISTEXT([#REF!])))" style:apply-style-name="vert" style:base-cell-address="Quinzaine.Q1"/>
    </style:style>
  </office:automatic-styles>
  <office:body>
    <office:spreadsheet>
      <table:calculation-settings table:case-sensitive="false"/>
      <table:content-validations>
        <table:content-validation table:name="val1" table:base-cell-address="Quinzaine.AG55">
          <table:error-message table:message-type="stop" table:display="true"/>
        </table:content-validation>
      </table:content-validations>
      <table:table table:name="Quinzaine" table:style-name="ta1" table:print-ranges="Quinzaine.B1:Quinzaine.Q60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column table:style-name="co4" table:number-columns-repeated="16320" table:default-cell-style-name="ce2"/>
        <table:table-header-rows>
          <table:table-row table:style-name="ro1">
            <table:table-cell table:formula="of:=#REF!" office:value-type="string" office:string-value="" calcext:value-type="error">
              <text:p>#REF!</text:p>
            </table:table-cell>
            <table:table-cell table:style-name="ce3" table:formula="of:=#REF!" office:value-type="string" office:string-value="" calcext:value-type="error">
              <text:p>#REF!</text:p>
            </table:table-cell>
            <table:table-cell table:style-name="ce14" table:content-validation-name="val1" table:formula="of:=INDIRECT(&quot;Annuel.&quot; &amp; VLOOKUP(#REF!+COLUMN()-3;entcol;2;0) &amp; ROW())" office:value-type="string" office:string-value="" calcext:value-type="error">
              <text:p>#REF!</text:p>
            </table:table-cell>
            <table:table-cell table:style-name="ce14" table:content-validation-name="val1" table:formula="of:=INDIRECT(&quot;Annuel.&quot; &amp; VLOOKUP(#REF!+COLUMN()-3;entcol;2;0) &amp; ROW())" office:value-type="string" office:string-value="" calcext:value-type="error">
              <text:p>#REF!</text:p>
            </table:table-cell>
            <table:table-cell table:style-name="ce14" table:content-validation-name="val1" table:formula="of:=INDIRECT(&quot;Annuel.&quot; &amp; VLOOKUP(#REF!+COLUMN()-3;entcol;2;0) &amp; ROW())" office:value-type="string" office:string-value="" calcext:value-type="error">
              <text:p>#REF!</text:p>
            </table:table-cell>
            <table:table-cell table:style-name="ce14" table:content-validation-name="val1" table:formula="of:=INDIRECT(&quot;Annuel.&quot; &amp; VLOOKUP(#REF!+COLUMN()-3;entcol;2;0) &amp; ROW())" office:value-type="string" office:string-value="" calcext:value-type="error">
              <text:p>#REF!</text:p>
            </table:table-cell>
            <table:table-cell table:style-name="ce14" table:content-validation-name="val1" table:formula="of:=INDIRECT(&quot;Annuel.&quot; &amp; VLOOKUP(#REF!+COLUMN()-3;entcol;2;0) &amp; ROW())" office:value-type="string" office:string-value="" calcext:value-type="error">
              <text:p>#REF!</text:p>
            </table:table-cell>
            <table:table-cell table:style-name="ce14" table:content-validation-name="val1" table:formula="of:=INDIRECT(&quot;Annuel.&quot; &amp; VLOOKUP(#REF!+COLUMN()-3;entcol;2;0) &amp; ROW())" office:value-type="string" office:string-value="" calcext:value-type="error">
              <text:p>#REF!</text:p>
            </table:table-cell>
            <table:table-cell table:style-name="ce14" table:content-validation-name="val1" table:formula="of:=INDIRECT(&quot;Annuel.&quot; &amp; VLOOKUP(#REF!+COLUMN()-3;entcol;2;0) &amp; ROW())" office:value-type="string" office:string-value="" calcext:value-type="error">
              <text:p>#REF!</text:p>
            </table:table-cell>
            <table:table-cell table:style-name="ce14" table:content-validation-name="val1" table:formula="of:=INDIRECT(&quot;Annuel.&quot; &amp; VLOOKUP(#REF!+COLUMN()-3;entcol;2;0) &amp; ROW())" office:value-type="string" office:string-value="" calcext:value-type="error">
              <text:p>#REF!</text:p>
            </table:table-cell>
            <table:table-cell table:style-name="ce14" table:content-validation-name="val1" table:formula="of:=INDIRECT(&quot;Annuel.&quot; &amp; VLOOKUP(#REF!+COLUMN()-3;entcol;2;0) &amp; ROW())" office:value-type="string" office:string-value="" calcext:value-type="error">
              <text:p>#REF!</text:p>
            </table:table-cell>
            <table:table-cell table:style-name="ce14" table:content-validation-name="val1" table:formula="of:=INDIRECT(&quot;Annuel.&quot; &amp; VLOOKUP(#REF!+COLUMN()-3;entcol;2;0) &amp; ROW())" office:value-type="string" office:string-value="" calcext:value-type="error">
              <text:p>#REF!</text:p>
            </table:table-cell>
            <table:table-cell table:style-name="ce14" table:content-validation-name="val1" table:formula="of:=INDIRECT(&quot;Annuel.&quot; &amp; VLOOKUP(#REF!+COLUMN()-3;entcol;2;0) &amp; ROW())" office:value-type="string" office:string-value="" calcext:value-type="error">
              <text:p>#REF!</text:p>
            </table:table-cell>
            <table:table-cell table:style-name="ce14" table:content-validation-name="val1" table:formula="of:=INDIRECT(&quot;Annuel.&quot; &amp; VLOOKUP(#REF!+COLUMN()-3;entcol;2;0) &amp; ROW())" office:value-type="string" office:string-value="" calcext:value-type="error">
              <text:p>#REF!</text:p>
            </table:table-cell>
            <table:table-cell table:style-name="ce14" table:content-validation-name="val1" table:formula="of:=INDIRECT(&quot;Annuel.&quot; &amp; VLOOKUP(#REF!+COLUMN()-3;entcol;2;0) &amp; ROW())" office:value-type="string" office:string-value="" calcext:value-type="error">
              <text:p>#REF!</text:p>
            </table:table-cell>
            <table:table-cell table:style-name="ce14" table:content-validation-name="val1" table:formula="of:=INDIRECT(&quot;Annuel.&quot; &amp; VLOOKUP(#REF!+COLUMN()-3;entcol;2;0) &amp; ROW())" office:value-type="string" office:string-value="" calcext:value-type="error">
              <text:p>#REF!</text:p>
            </table:table-cell>
            <table:table-cell table:style-name="ce23" table:content-validation-name="val1" table:formula="of:=INDIRECT(&quot;Annuel.&quot; &amp; VLOOKUP(#REF!+COLUMN()-3;entcol;2;0) &amp; ROW())" office:value-type="string" office:string-value="" calcext:value-type="error">
              <text:p>#REF!</text:p>
            </table:table-cell>
            <table:table-cell table:number-columns-repeated="16367"/>
          </table:table-row>
        </table:table-header-rows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5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5" table:formula="of:=#REF!" office:value-type="string" office:string-value="" calcext:value-type="error">
            <text:p>#REF!</text:p>
          </table:covered-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6" table:formula="of:=#REF!" office:value-type="string" office:string-value="" calcext:value-type="error">
            <text:p>#REF!</text:p>
          </table:covered-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5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5" table:formula="of:=#REF!" office:value-type="string" office:string-value="" calcext:value-type="error">
            <text:p>#REF!</text:p>
          </table:covered-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6" table:formula="of:=#REF!" office:value-type="string" office:string-value="" calcext:value-type="error">
            <text:p>#REF!</text:p>
          </table:covered-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5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5" table:formula="of:=#REF!" office:value-type="string" office:string-value="" calcext:value-type="error">
            <text:p>#REF!</text:p>
          </table:covered-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6" table:formula="of:=#REF!" office:value-type="string" office:string-value="" calcext:value-type="error">
            <text:p>#REF!</text:p>
          </table:covered-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5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5" table:formula="of:=#REF!" office:value-type="string" office:string-value="" calcext:value-type="error">
            <text:p>#REF!</text:p>
          </table:covered-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6" table:formula="of:=#REF!" office:value-type="string" office:string-value="" calcext:value-type="error">
            <text:p>#REF!</text:p>
          </table:covered-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5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5" table:formula="of:=#REF!" office:value-type="string" office:string-value="" calcext:value-type="error">
            <text:p>#REF!</text:p>
          </table:covered-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6" table:formula="of:=#REF!" office:value-type="string" office:string-value="" calcext:value-type="error">
            <text:p>#REF!</text:p>
          </table:covered-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5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5" table:formula="of:=#REF!" office:value-type="string" office:string-value="" calcext:value-type="error">
            <text:p>#REF!</text:p>
          </table:covered-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6" table:formula="of:=#REF!" office:value-type="string" office:string-value="" calcext:value-type="error">
            <text:p>#REF!</text:p>
          </table:covered-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5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5" table:formula="of:=#REF!" office:value-type="string" office:string-value="" calcext:value-type="error">
            <text:p>#REF!</text:p>
          </table:covered-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8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6" table:formula="of:=#REF!" office:value-type="string" office:string-value="" calcext:value-type="error">
            <text:p>#REF!</text:p>
          </table:covered-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19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2">
          <table:table-cell table:formula="of:=#REF!" office:value-type="string" office:string-value="" calcext:value-type="error">
            <text:p>#REF!</text:p>
          </table:table-cell>
          <table:table-cell table:style-name="ce11" table:formula="of:=#REF!" office:value-type="string" office:string-value="" calcext:value-type="error">
            <text:p>#REF!</text:p>
          </table:table-cell>
          <table:table-cell table:style-name="ce20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0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0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0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0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0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0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0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0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0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0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0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0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0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0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6" table:formula="of:=#REF!" office:value-type="string" office:string-value="" calcext:value-type="error">
            <text:p>#REF!</text:p>
          </table:covered-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5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5" table:formula="of:=#REF!" office:value-type="string" office:string-value="" calcext:value-type="error">
            <text:p>#REF!</text:p>
          </table:covered-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6" table:formula="of:=#REF!" office:value-type="string" office:string-value="" calcext:value-type="error">
            <text:p>#REF!</text:p>
          </table:covered-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5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5" table:formula="of:=#REF!" office:value-type="string" office:string-value="" calcext:value-type="error">
            <text:p>#REF!</text:p>
          </table:covered-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6" table:formula="of:=#REF!" office:value-type="string" office:string-value="" calcext:value-type="error">
            <text:p>#REF!</text:p>
          </table:covered-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5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5" table:formula="of:=#REF!" office:value-type="string" office:string-value="" calcext:value-type="error">
            <text:p>#REF!</text:p>
          </table:covered-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6" table:formula="of:=#REF!" office:value-type="string" office:string-value="" calcext:value-type="error">
            <text:p>#REF!</text:p>
          </table:covered-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5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5" table:formula="of:=#REF!" office:value-type="string" office:string-value="" calcext:value-type="error">
            <text:p>#REF!</text:p>
          </table:covered-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6" table:formula="of:=#REF!" office:value-type="string" office:string-value="" calcext:value-type="error">
            <text:p>#REF!</text:p>
          </table:covered-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5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5" table:formula="of:=#REF!" office:value-type="string" office:string-value="" calcext:value-type="error">
            <text:p>#REF!</text:p>
          </table:covered-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6" table:formula="of:=#REF!" office:value-type="string" office:string-value="" calcext:value-type="error">
            <text:p>#REF!</text:p>
          </table:covered-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5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5" table:formula="of:=#REF!" office:value-type="string" office:string-value="" calcext:value-type="error">
            <text:p>#REF!</text:p>
          </table:covered-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6" table:formula="of:=#REF!" office:value-type="string" office:string-value="" calcext:value-type="error">
            <text:p>#REF!</text:p>
          </table:covered-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5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5" table:formula="of:=#REF!" office:value-type="string" office:string-value="" calcext:value-type="error">
            <text:p>#REF!</text:p>
          </table:covered-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2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 table:number-columns-spanned="1" table:number-rows-spanned="2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covered-table-cell table:style-name="ce6" table:formula="of:=#REF!" office:value-type="string" office:string-value="" calcext:value-type="error">
            <text:p>#REF!</text:p>
          </table:covered-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style-name="ce21" table:content-validation-name="val1" table:formula="of:=INDIRECT(&quot;Annuel.&quot; &amp; VLOOKUP(#REF!+COLUMN()-3;entcol;2;0) &amp; ROW())" office:value-type="string" office:string-value="" calcext:value-type="error">
            <text:p>#REF!</text:p>
          </table:table-cell>
          <table:table-cell table:number-columns-repeated="16367"/>
        </table:table-row>
        <table:table-row table:style-name="ro1" table:number-rows-repeated="65303">
          <table:table-cell table:number-columns-repeated="16384"/>
        </table:table-row>
        <table:table-row table:style-name="ro3" table:number-rows-repeated="983212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Quinzaine.C2:Quinzaine.Q29 Quinzaine.C1:Quinzaine.P29">
            <calcext:condition calcext:apply-style-name="Rouge" calcext:value="formula-is(OR(WEEKDAY(#REF!;2)=6;WEEKDAY(#REF!;2)=7;COUNTIF(feries;#REF!)))" calcext:base-cell-address="Quinzaine.C1"/>
            <calcext:condition calcext:apply-style-name="vert" calcext:value="formula-is(AND([#REF!]&lt;&gt;&quot;&quot;;ISTEXT([#REF!])))" calcext:base-cell-address="Quinzaine.C1"/>
          </calcext:conditional-format>
          <calcext:conditional-format calcext:target-range-address="Quinzaine.C31:Quinzaine.Q60">
            <calcext:condition calcext:apply-style-name="Rouge" calcext:value="formula-is(OR(WEEKDAY(#REF!;2)=6;WEEKDAY(#REF!;2)=7;COUNTIF(feries;#REF!)))" calcext:base-cell-address="Quinzaine.C31"/>
            <calcext:condition calcext:apply-style-name="vert" calcext:value="formula-is(AND([.C31]&lt;&gt;&quot;&quot;;ISTEXT([.C31])))" calcext:base-cell-address="Quinzaine.C31"/>
          </calcext:conditional-format>
          <calcext:conditional-format calcext:target-range-address="Quinzaine.C30:Quinzaine.Q30">
            <calcext:condition calcext:apply-style-name="TexteEtFondVert" calcext:value="&gt;=0.6" calcext:base-cell-address="Quinzaine.C30"/>
            <calcext:condition calcext:apply-style-name="Orange" calcext:value="between(0.5,0.6)" calcext:base-cell-address="Quinzaine.C30"/>
            <calcext:condition calcext:apply-style-name="rouge2" calcext:value="&lt;0.5" calcext:base-cell-address="Quinzaine.C30"/>
          </calcext:conditional-format>
          <calcext:conditional-format calcext:target-range-address="Quinzaine.Q1:Quinzaine.Q1">
            <calcext:condition calcext:apply-style-name="Rouge" calcext:value="formula-is(OR(WEEKDAY(#REF!;2)=6;WEEKDAY(#REF!;2)=7;COUNTIF(feries;#REF!)))" calcext:base-cell-address="Quinzaine.Q1"/>
            <calcext:condition calcext:apply-style-name="vert" calcext:value="formula-is(AND([#REF!]&lt;&gt;&quot;&quot;;ISTEXT([#REF!])))" calcext:base-cell-address="Quinzaine.Q1"/>
          </calcext:conditional-format>
        </calcext:conditional-formats>
      </table:table>
      <table:named-expressions>
        <table:named-expression table:name="Absences" table:base-cell-address="$Quinzaine.$J$6" table:expression="#REF!"/>
      </table:named-expressions>
      <table:database-ranges>
        <table:database-range table:name="__Anonymous_Sheet_DB__0" table:target-range-address="Quinzaine.A1:Quinzaine.Q6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date-style style:name="N34">
      <number:month number:style="long" number:textual="true"/>
    </number:date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number-style style:name="N197P0" style:volatile="true">
      <number:number number:decimal-places="0" number:min-decimal-places="0" number:min-integer-digits="1" number:grouping="true"/>
      <number:text> €</number:text>
    </number:number-style>
    <number:number-style style:name="N19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7P0"/>
    </number:number-style>
    <number:number-style style:name="N193P0" style:volatile="true">
      <number:text>""Soit </number:text>
    </number:number-style>
    <number:date-style style:name="N193">
      <number:seconds/>
      <number:text>tan</number:text>
      <number:day/>
      <number:text>a</number:text>
      <number:year number:style="long"/>
      <number:day/>
      <number:text> lAAvéAAS\</number:text>
      <style:map style:condition="value()&gt;=0" style:apply-style-name="N193P0"/>
    </number:date-style>
    <number:time-style style:name="N191">
      <number:minutes number:style="long"/>
      <number:text>:</number:text>
      <number:seconds number:style="long"/>
    </number:time-style>
    <number:number-style style:name="N188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88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88P2" style:volatile="true">
      <number:text> - F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78">
      <number:number number:decimal-places="0" number:min-decimal-places="0" number:min-integer-digits="3"/>
    </number:number-style>
    <number:percentage-style style:name="N174">
      <number:number number:decimal-places="0" number:min-decimal-places="0" number:min-integer-digits="1"/>
      <number:text>%</number:text>
    </number:percentage-style>
    <number:number-style style:name="N173">
      <number:number number:min-integer-digits="1"/>
      <number:text> levées </number:text>
    </number:number-style>
    <number:number-style style:name="N172P0" style:volatile="true">
      <number:number number:decimal-places="0" number:min-decimal-places="0" number:min-integer-digits="1" number:grouping="true"/>
      <number:text> F </number:text>
    </number:number-style>
    <number:number-style style:name="N172">
      <number:text>(</number:text>
      <number:number number:decimal-places="0" number:min-decimal-places="0" number:min-integer-digits="1" number:grouping="true"/>
      <number:text> F)</number:text>
      <style:map style:condition="value()&gt;=0" style:apply-style-name="N172P0"/>
    </number:number-style>
    <number:number-style style:name="N166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6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66P2" style:volatile="true">
      <number:text>-</number:text>
      <number:number number:decimal-places="0" number:min-decimal-places="0" number:min-integer-digits="0"/>
      <number:text>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date-style style:name="N162">
      <number:day-of-week number:style="long"/>
    </number:date-style>
    <number:date-style style:name="N161">
      <number:day-of-week/>
    </number:date-style>
    <number:number-style style:name="N160P0" style:volatile="true">
      <number:number number:decimal-places="2" number:min-decimal-places="2" number:min-integer-digits="1" number:grouping="true"/>
      <number:text> F</number:text>
    </number:number-style>
    <number:number-style style:name="N160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60P0"/>
    </number:number-style>
    <number:number-style style:name="N159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-</number:text>
      <number:number number:decimal-places="0" number:min-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55">
      <number:month number:style="long" number:textual="true"/>
      <number:text> </number:text>
      <number:year number:style="long"/>
    </number:date-style>
    <number:text-style style:name="N126">
      <number:text>Dans la situation de vulnérabilité</number:text>
      <number:text-content/>
      <number:text>, avec un contre leur score serait de : </number:text>
    </number:text-style>
    <number:number-style style:name="N183P0" style:volatile="true">
      <number:text> </number:text>
      <number:number number:decimal-places="2" number:min-decimal-places="2" number:min-integer-digits="1" number:grouping="true"/>
      <number:text>  F </number:text>
    </number:number-style>
    <number:number-style style:name="N183P1" style:volatile="true">
      <number:text> (</number:text>
      <number:number number:decimal-places="2" number:min-decimal-places="2" number:min-integer-digits="1" number:grouping="true"/>
      <number:text>) F </number:text>
    </number:number-style>
    <number:number-style style:name="N183P2" style:volatile="true">
      <number:text>-</number:text>
      <number:number number:decimal-places="0" number:min-decimal-places="0" number:min-integer-digits="0"/>
      <number:text>  F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text-style style:name="N124">
      <number:text>Dans la situation de vulnérabilité (</number:text>
      <number:text-content/>
      <number:text>, )avec un contre leur score serait de : </number:text>
    </number:text-style>
    <number:number-style style:name="N153P0" style:volatile="true">
      <number:text>""Distribution </number:text>
    </number:number-style>
    <number:number-style style:name="N153">
      <number:text>\Standard</number:text>
      <style:map style:condition="value()&gt;=0" style:apply-style-name="N153P0"/>
    </number:number-style>
    <number:number-style style:name="N123P0" style:volatile="true">
      <number:text>""Distribution </number:text>
    </number:number-style>
    <number:number-style style:name="N123">
      <number:text>\@</number:text>
      <style:map style:condition="value()&gt;=0" style:apply-style-name="N123P0"/>
    </number:number-style>
    <number:number-style style:name="N152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52P2" style:volatile="true">
      <number:text>-</number:text>
      <number:number number:decimal-places="0" number:min-decimal-places="0" number:min-integer-digits="0"/>
      <number:text> F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79P0" style:volatile="true">
      <number:number number:decimal-places="2" number:min-decimal-places="2" number:min-integer-digits="1" number:grouping="true"/>
      <number:text> F </number:text>
    </number:number-style>
    <number:number-style style:name="N179">
      <style:text-properties fo:color="#ff0000"/>
      <number:text>(</number:text>
      <number:number number:decimal-places="2" number:min-decimal-places="2" number:min-integer-digits="1" number:grouping="true"/>
      <number:text> F)</number:text>
      <style:map style:condition="value()&gt;=0" style:apply-style-name="N179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text-style style:name="N117">
      <number:text>Dans la situation de vulnérabilité (</number:text>
      <number:text-content/>
      <number:text>, avec un contre leur score serait de : </number:text>
    </number:text-style>
    <number:number-style style:name="N175">
      <number:text>N</number:text>
    </number:number-style>
    <number:number-style style:name="N116P0" style:volatile="true">
      <number:text> </number:text>
      <number:number number:decimal-places="0" number:min-decimal-places="0" number:min-integer-digits="1" number:grouping="true"/>
      <number:text>  F </number:text>
    </number:number-style>
    <number:number-style style:name="N116P1" style:volatile="true">
      <number:text> (</number:text>
      <number:number number:decimal-places="0" number:min-decimal-places="0" number:min-integer-digits="1" number:grouping="true"/>
      <number:text>) F </number:text>
    </number:number-style>
    <number:number-style style:name="N116P2" style:volatile="true">
      <number:text> -  F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84P0" style:volatile="true">
      <number:number number:decimal-places="0" number:min-decimal-places="0" number:min-integer-digits="1" number:grouping="true"/>
      <number:text> F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84P0"/>
    </number:number-style>
    <number:time-style style:name="N125">
      <number:minutes number:style="long"/>
      <number:text>:</number:text>
      <number:seconds number:style="long" number:decimal-places="1"/>
    </number:time-style>
    <number:number-style style:name="N154">
      <number:text>Soit  </number:text>
      <number:number number:min-integer-digits="1"/>
      <number:text> levées à réaliser</number:text>
    </number:number-style>
    <number:number-style style:name="N171P0" style:volatile="true">
      <number:text> </number:text>
      <number:number number:decimal-places="2" number:min-decimal-places="2" number:min-integer-digits="1" number:grouping="true"/>
      <number:text>     </number:text>
    </number:number-style>
    <number:number-style style:name="N171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171P2" style:volatile="true">
      <number:text>-</number:text>
      <number:number number:decimal-places="0" number:min-decimal-places="0" number:min-integer-digits="0"/>
      <number:text>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1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ext-style style:name="N141">
      <number:text-content/>
      <number:text>( =)</number:text>
    </number:text-style>
    <number:number-style style:name="N121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67">
      <number:month number:textual="true"/>
    </number:date-style>
    <number:number-style style:name="N108P0" style:volatile="true">
      <number:number number:decimal-places="0" number:min-decimal-places="0" number:min-integer-digits="1" number:grouping="true"/>
      <number:text> F </number:text>
    </number:number-style>
    <number:number-style style:name="N108">
      <style:text-properties fo:color="#ff0000"/>
      <number:text>(</number:text>
      <number:number number:decimal-places="0" number:min-decimal-places="0" number:min-integer-digits="1" number:grouping="true"/>
      <number:text> F)</number:text>
      <style:map style:condition="value()&gt;=0" style:apply-style-name="N108P0"/>
    </number:number-style>
    <number:time-style style:name="N19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7">
      <number:day number:style="long"/>
    </number:date-style>
    <number:number-style style:name="N106">
      <number:number number:min-integer-digits="1"/>
      <number:text> levées</number:text>
    </number:number-style>
    <number:date-style style:name="N194">
      <number:text>Dan</number:text>
      <number:seconds/>
      <number:text> la </number:text>
      <number:seconds/>
      <number:text>ituation d</number:text>
      <number:year/>
      <number:text> vulné</number:text>
      <number:year number:style="long"/>
      <number:text>abilité,(@) av</number:text>
      <number:year/>
      <number:text>c un cont</number:text>
      <number:year number:style="long"/>
      <number:year/>
      <number:text> l</number:text>
      <number:year/>
      <number:text>u</number:text>
      <number:year number:style="long"/>
      <number:text> </number:text>
      <number:seconds/>
      <number:text>co</number:text>
      <number:year number:style="long"/>
      <number:year/>
      <number:text> </number:text>
      <number:seconds/>
      <number:year number:style="long"/>
      <number:year/>
      <number:text>ait d</number:text>
      <number:year/>
      <number:text> : "</number:text>
    </number:date-style>
    <number:number-style style:name="N135P0" style:volatile="true">
      <number:text> </number:text>
      <number:number number:decimal-places="0" number:min-decimal-places="0" number:min-integer-digits="1" number:grouping="true"/>
      <number:text>     </number:text>
    </number:number-style>
    <number:number-style style:name="N135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135P2" style:volatile="true">
      <number:text> - 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77P0" style:volatile="true">
      <number:number number:decimal-places="2" number:min-decimal-places="2" number:min-integer-digits="1" number:grouping="true"/>
      <number:text> F </number:text>
    </number:number-style>
    <number:number-style style:name="N177">
      <number:text>(</number:text>
      <number:number number:decimal-places="2" number:min-decimal-places="2" number:min-integer-digits="1" number:grouping="true"/>
      <number:text> F)</number:text>
      <style:map style:condition="value()&gt;=0" style:apply-style-name="N177P0"/>
    </number:number-style>
    <number:number-style style:name="N118">
      <number:number number:decimal-places="1" number:min-decimal-places="1" number:min-integer-digits="1"/>
    </number:number-style>
    <number:text-style style:name="N127">
      <number:text>Soit un contrat en défense de : </number:text>
      <number:text-content/>
    </number:text-style>
    <number:text-style style:name="N128">
      <number:text-content/>
      <number:text> en : </number:text>
    </number:text-style>
    <number:number-style style:name="N189">
      <number:text> de </number:text>
      <number:number number:min-integer-digits="1"/>
      <number:text> levée(s)</number:text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90P0" style:volatile="true">
      <number:number number:decimal-places="2" number:min-decimal-places="2" number:min-integer-digits="1" number:grouping="true"/>
      <number:text> €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90P0"/>
    </number:number-style>
    <number:text-style style:name="N131">
      <number:text>Soit un contrat de : </number:text>
      <number:text-content/>
    </number:text-style>
    <number:number-style style:name="N195">
      <number:number number:min-integer-digits="1"/>
      <number:text> points</number:text>
    </number:number-style>
    <number:text-style style:name="N136">
      <number:text-content/>
      <number:text> (=)</number:text>
    </number:text-style>
    <number:text-style style:name="N198">
      <number:text>Dans la situation de vulnérabilité </number:text>
      <number:text-content/>
      <number:text>, avec un contre leur score serait de : </number:text>
    </number:text-style>
    <number:number-style style:name="N139P0" style:volatile="true">
      <number:number number:decimal-places="2" number:min-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39P0"/>
    </number:number-style>
    <number:text-style style:name="N199">
      <number:text-content/>
      <number:text> =</number:text>
    </number:text-style>
    <number:number-style style:name="N140">
      <number:number number:min-integer-digits="1"/>
      <number:text> (H)</number:text>
    </number:number-style>
    <number:number-style style:name="N143P0" style:volatile="true">
      <number:number number:decimal-places="0" number:min-decimal-places="0" number:min-integer-digits="1" number:grouping="true"/>
      <number:text> F</number:text>
    </number:number-style>
    <number:number-style style:name="N143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43P0"/>
    </number:number-style>
    <number:number-style style:name="N144">
      <number:text>Soit  </number:text>
      <number:number number:min-integer-digits="1"/>
      <number:text> levées</number:text>
    </number:number-style>
    <number:number-style style:name="N148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8P2" style:volatile="true">
      <number:text> -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012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2" number:language="fr" number:country="FR">
      <number:day number:style="long"/>
      <number:text>-</number:text>
      <number:month number:textual="true"/>
    </number:date-style>
    <number:date-style style:name="N10121" number:language="fr" number:country="FR">
      <number:month number:textual="true"/>
      <number:text>-</number:text>
      <number:year/>
    </number:date-style>
    <number:time-style style:name="N10120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NonProtégée" style:family="table-cell" style:parent-style-name="Default">
      <style:table-cell-properties fo:background-color="#ccffff" style:cell-protect="none" style:print-content="true"/>
      <style:text-properties fo:font-size="8pt"/>
    </style:style>
    <style:style style:name="Rouge" style:family="table-cell" style:parent-style-name="Default">
      <style:table-cell-properties fo:background-color="#990000" fo:border="0.06pt solid #800000"/>
      <style:text-properties fo:color="#ffffff"/>
    </style:style>
    <style:style style:name="Orange" style:family="table-cell" style:parent-style-name="Default">
      <style:table-cell-properties fo:background-color="#ff9900"/>
    </style:style>
    <style:style style:name="vert" style:family="table-cell" style:parent-style-name="Default">
      <style:table-cell-properties fo:background-color="#009900"/>
      <style:text-properties fo:color="#ffffff" fo:font-size="8pt"/>
    </style:style>
    <style:style style:name="NonProtégée2" style:family="table-cell" style:parent-style-name="Default" style:data-style-name="N0">
      <style:table-cell-properties fo:border-bottom="0.51pt solid #999999" fo:background-color="#ffcc99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/>
      <style:text-properties style:use-window-font-color="true"/>
    </style:style>
    <style:style style:name="TexteEtFondVert" style:family="table-cell" style:parent-style-name="Default">
      <style:table-cell-properties fo:background-color="#3deb3d"/>
      <style:text-properties fo:color="#3deb3d"/>
    </style:style>
    <style:style style:name="rouge2" style:family="table-cell" style:parent-style-name="Default">
      <style:table-cell-properties fo:background-color="#ff0000"/>
    </style:style>
    <style:style style:name="mois2" style:family="table-cell" style:parent-style-name="Default" style:data-style-name="N34">
      <style:table-cell-properties fo:background-color="#5b881a" style:text-align-source="fix" style:repeat-content="false" fo:border="none"/>
      <style:paragraph-properties fo:text-align="center" fo:margin-left="0cm"/>
      <style:text-properties fo:color="#b1c800" fo:font-size="22pt" fo:font-style="italic" fo:text-shadow="1pt 1pt" fo:font-weight="bold" style:font-size-asian="22pt" style:font-size-complex="22pt"/>
    </style:style>
    <style:style style:name="Mois" style:family="table-cell" style:parent-style-name="Default">
      <style:table-cell-properties fo:background-color="#b1c800" fo:border="none"/>
      <style:text-properties fo:color="#5b881a" fo:font-size="22pt" fo:text-shadow="1pt 1pt" fo:font-weight="bold"/>
    </style:style>
    <style:style style:name="couleur1" style:family="table-cell" style:parent-style-name="NonProtégée">
      <style:table-cell-properties fo:background-color="#ffffff" style:cell-protect="protected" style:print-content="true" style:text-align-source="fix" style:repeat-content="false" fo:border="0.51pt solid #000000" style:vertical-align="middle"/>
      <style:paragraph-properties fo:text-align="start" fo:margin-left="0c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ouleur2" style:family="table-cell" style:parent-style-name="NonProtégée2">
      <style:table-cell-properties fo:background-color="#ccff00" style:cell-protect="protected" style:print-content="true"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1cm" fo:margin-bottom="1cm" fo:margin-left="1cm" fo:margin-right="1cm" style:scale-to-X="4" style:scale-to-Y="1" style:writing-mode="lr-tb" style:print="charts drawings object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499cm" fo:margin-left="1cm" fo:margin-right="1cm" style:scale-to-X="1" style:scale-to-Y="1" style:table-centering="both" style:writing-mode="lr-tb" style:print="charts drawings object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1cm" fo:margin-right="1cm" style:scale-to-X="1" style:scale-to-Y="1" style:table-centering="both" style:writing-mode="lr-tb" style:print="charts drawings object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42cm" fo:page-height="29.7cm" style:num-format="1" style:print-orientation="landscape" fo:margin-top="1cm" fo:margin-bottom="1cm" fo:margin-left="1cm" fo:margin-right="1cm" style:scale-to-X="1" style:scale-to-Y="100" style:table-centering="both" style:writing-mode="lr-tb" style:print="charts drawings object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cale-to-X="1" style:scale-to-Y="1" style:table-centering="both" style:writing-mode="lr-tb" style:print="charts drawings object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17:26:13.8435347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ysage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-mensuel" style:page-layout-name="Mpm4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MP-BiMensuel" style:page-layout-name="Mpm5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MP-Trimestriel" style:page-layout-name="Mpm6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MP-Quinzaine" style:page-layout-name="Mpm7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17T11:38:35.580000000</meta:creation-date>
    <dc:title>Planning prévisionnel</dc:title>
    <meta:editing-duration>PT2H15M50S</meta:editing-duration>
    <meta:editing-cycles>25</meta:editing-cycles>
    <meta:generator>LibreOfficeDev/7.4.0.0.alpha0$Linux_X86_64 LibreOffice_project/b456297ced6f5111cf311556a2904cbb27598289</meta:generator>
    <dc:subject>Saisie prévisionnelle et consultation des absences</dc:subject>
    <dc:date>2022-03-15T17:26:25.136277760</dc:date>
    <meta:print-date>2015-04-17T14:32:17.542000000</meta:print-date>
    <meta:document-statistic meta:table-count="1" meta:cell-count="1020" meta:object-count="0"/>
  </office:meta>
</office:document-meta>
</file>